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 style:list-style-name="L3"/>
    <style:style style:name="P4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 style:list-style-name="L4"/>
    <style:style style:name="P6" style:family="paragraph" style:parent-style-name="Preformatted_20_Text" style:list-style-name="L4">
      <style:paragraph-properties style:writing-mode="lr-tb"/>
    </style:style>
    <style:style style:name="P7" style:family="paragraph" style:parent-style-name="Preformatted_20_Text" style:list-style-name="L4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4">
      <style:paragraph-properties fo:margin-left="0in" fo:margin-right="0in" fo:text-indent="0in" style:auto-text-indent="false" style:writing-mode="lr-tb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style:writing-mode="lr-tb"/>
    </style:style>
    <style:style style:name="P11" style:family="paragraph" style:parent-style-name="Preformatted_20_Text" style:list-style-name="L5">
      <style:paragraph-properties fo:margin-top="0in" fo:margin-bottom="0.1965in" style:contextual-spacing="false" style:writing-mode="lr-tb"/>
    </style:style>
    <style:style style:name="P12" style:family="paragraph" style:parent-style-name="Preformatted_20_Text" style:list-style-name="L5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 style:list-style-name="L6"/>
    <style:style style:name="P14" style:family="paragraph" style:parent-style-name="Preformatted_20_Text" style:list-style-name="L6">
      <style:paragraph-properties style:writing-mode="lr-tb"/>
    </style:style>
    <style:style style:name="P15" style:family="paragraph" style:parent-style-name="Preformatted_20_Text" style:list-style-name="L6">
      <style:paragraph-properties fo:margin-top="0in" fo:margin-bottom="0.1965in" style:contextual-spacing="false" style:writing-mode="lr-tb"/>
    </style:style>
    <style:style style:name="P16" style:family="paragraph" style:parent-style-name="Preformatted_20_Text" style:list-style-name="L6">
      <style:paragraph-properties fo:margin-left="0in" fo:margin-right="0in" fo:text-indent="0in" style:auto-text-indent="false" style:writing-mode="lr-tb"/>
    </style:style>
    <style:style style:name="P17" style:family="paragraph" style:parent-style-name="Preformatted_20_Text" style:list-style-name="L7"/>
    <style:style style:name="P18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9"/>
    <style:style style:name="P20" style:family="paragraph" style:parent-style-name="Preformatted_20_Text" style:list-style-name="L9">
      <style:paragraph-properties style:writing-mode="lr-tb"/>
    </style:style>
    <style:style style:name="P21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3" style:family="paragraph" style:parent-style-name="Preformatted_20_Text" style:list-style-name="L9">
      <style:paragraph-properties fo:margin-left="0in" fo:margin-right="0in" fo:text-indent="0in" style:auto-text-indent="false" style:writing-mode="lr-tb"/>
    </style:style>
    <style:style style:name="P2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5" style:family="paragraph" style:parent-style-name="Preformatted_20_Text">
      <style:paragraph-properties fo:margin-top="0in" fo:margin-bottom="0.1965in" style:contextual-spacing="false" style:writing-mode="lr-tb"/>
    </style:style>
    <style:style style:name="P26" style:family="paragraph" style:parent-style-name="Preformatted_20_Text" style:list-style-name="L13"/>
    <style:style style:name="P27" style:family="paragraph" style:parent-style-name="Preformatted_20_Text" style:list-style-name="L1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8" style:family="paragraph" style:parent-style-name="Preformatted_20_Text" style:list-style-name="L15"/>
    <style:style style:name="P29" style:family="paragraph" style:parent-style-name="Preformatted_20_Text" style:list-style-name="L1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0" style:family="paragraph" style:parent-style-name="Preformatted_20_Text" style:list-style-name="L16"/>
    <style:style style:name="P31" style:family="paragraph" style:parent-style-name="Preformatted_20_Text" style:list-style-name="L1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2" style:family="paragraph" style:parent-style-name="Preformatted_20_Text" style:list-style-name="L17"/>
    <style:style style:name="P33" style:family="paragraph" style:parent-style-name="Preformatted_20_Text" style:list-style-name="L17">
      <style:paragraph-properties style:writing-mode="lr-tb"/>
    </style:style>
    <style:style style:name="P34" style:family="paragraph" style:parent-style-name="Preformatted_20_Text" style:list-style-name="L17">
      <style:paragraph-properties fo:margin-top="0in" fo:margin-bottom="0.1965in" style:contextual-spacing="false" style:writing-mode="lr-tb"/>
    </style:style>
    <style:style style:name="P35" style:family="paragraph" style:parent-style-name="Preformatted_20_Text" style:list-style-name="L17">
      <style:paragraph-properties fo:margin-left="0in" fo:margin-right="0in" fo:text-indent="0in" style:auto-text-indent="false" style:writing-mode="lr-tb"/>
    </style:style>
    <style:style style:name="P36" style:family="paragraph" style:parent-style-name="Preformatted_20_Text" style:list-style-name="L18"/>
    <style:style style:name="P37" style:family="paragraph" style:parent-style-name="Preformatted_20_Text" style:list-style-name="L1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margin-top="0in" fo:margin-bottom="0in" style:contextual-spacing="false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paragraph-properties fo:margin-top="0in" fo:margin-bottom="0in" style:contextual-spacing="false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paragraph-properties fo:margin-top="0in" fo:margin-bottom="0in" style:contextual-spacing="false"/>
    </style:style>
    <style:style style:name="P44" style:family="paragraph" style:parent-style-name="Text_20_body" style:list-style-name="L4"/>
    <style:style style:name="P45" style:family="paragraph" style:parent-style-name="Text_20_body" style:list-style-name="L4">
      <style:paragraph-properties fo:margin-top="0in" fo:margin-bottom="0in" style:contextual-spacing="false"/>
    </style:style>
    <style:style style:name="P46" style:family="paragraph" style:parent-style-name="Text_20_body" style:list-style-name="L5"/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7">
      <style:paragraph-properties fo:margin-top="0in" fo:margin-bottom="0in" style:contextual-spacing="false"/>
    </style:style>
    <style:style style:name="P50" style:family="paragraph" style:parent-style-name="Text_20_body" style:list-style-name="L8"/>
    <style:style style:name="P51" style:family="paragraph" style:parent-style-name="Text_20_body" style:list-style-name="L8">
      <style:paragraph-properties fo:margin-top="0in" fo:margin-bottom="0in" style:contextual-spacing="false"/>
    </style:style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0">
      <style:paragraph-properties fo:margin-top="0in" fo:margin-bottom="0in" style:contextual-spacing="false"/>
    </style:style>
    <style:style style:name="P55" style:family="paragraph" style:parent-style-name="Text_20_body" style:list-style-name="L11"/>
    <style:style style:name="P56" style:family="paragraph" style:parent-style-name="Text_20_body" style:list-style-name="L11">
      <style:paragraph-properties fo:margin-top="0in" fo:margin-bottom="0in" style:contextual-spacing="false"/>
    </style:style>
    <style:style style:name="P57" style:family="paragraph" style:parent-style-name="Text_20_body" style:list-style-name="L12"/>
    <style:style style:name="P58" style:family="paragraph" style:parent-style-name="Text_20_body" style:list-style-name="L12">
      <style:paragraph-properties fo:margin-top="0in" fo:margin-bottom="0in" style:contextual-spacing="false"/>
    </style:style>
    <style:style style:name="P59" style:family="paragraph" style:parent-style-name="Text_20_body" style:list-style-name="L13"/>
    <style:style style:name="P60" style:family="paragraph" style:parent-style-name="Text_20_body" style:list-style-name="L13">
      <style:paragraph-properties fo:margin-top="0in" fo:margin-bottom="0in" style:contextual-spacing="false"/>
    </style:style>
    <style:style style:name="P61" style:family="paragraph" style:parent-style-name="Text_20_body" style:list-style-name="L14"/>
    <style:style style:name="P62" style:family="paragraph" style:parent-style-name="Text_20_body" style:list-style-name="L15"/>
    <style:style style:name="P63" style:family="paragraph" style:parent-style-name="Text_20_body" style:list-style-name="L16"/>
    <style:style style:name="P64" style:family="paragraph" style:parent-style-name="Text_20_body" style:list-style-name="L17"/>
    <style:style style:name="P65" style:family="paragraph" style:parent-style-name="Text_20_body" style:list-style-name="L18"/>
    <style:style style:name="P66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Bash Scripting</text:span></text:h>
      <text:h text:style-name="Heading_20_3" text:outline-level="3"><text:span text:style-name="Strong_20_Emphasis">1. Introduction to Bash Scripting</text:span></text:h>
      <text:list text:style-name="L1">
        <text:list-item>
          <text:p text:style-name="P39"><text:span text:style-name="Strong_20_Emphasis">Shell Script</text:span>: A text file containing Unix/Linux commands.</text:p>
        </text:list-item>
        <text:list-item>
          <text:p text:style-name="P39"><text:span text:style-name="Strong_20_Emphasis">Shebang (</text:span><text:span text:style-name="Strong_20_Emphasis"><text:span text:style-name="Source_20_Text">#!</text:span></text:span><text:span text:style-name="Strong_20_Emphasis">)</text:span>: Indicates the interpreter to use for the script.</text:p>
          <text:list>
            <text:list-item>
              <text:p text:style-name="P39">Example: <text:span text:style-name="Source_20_Text">#!/bin/bash</text:span></text:p>
            </text:list-item>
          </text:list>
        </text:list-item>
        <text:list-item>
          <text:p text:style-name="P39"><text:span text:style-name="Strong_20_Emphasis">Why write scripts?</text:span></text:p>
          <text:list>
            <text:list-item>
              <text:p text:style-name="P39">Automate repetitive tasks.</text:p>
            </text:list-item>
            <text:list-item>
              <text:p text:style-name="P38">Simplify complex process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Steps to Write a Bash Script</text:span></text:h>
      <text:list text:style-name="L2">
        <text:list-item>
          <text:p text:style-name="P41"><text:span text:style-name="Strong_20_Emphasis">Create a script</text:span> using a text editor (<text:span text:style-name="Source_20_Text">vi</text:span>, <text:span text:style-name="Source_20_Text">gedit</text:span>, etc.).</text:p>
        </text:list-item>
        <text:list-item>
          <text:p text:style-name="P41"><text:span text:style-name="Strong_20_Emphasis">Add Shebang</text:span>: <text:span text:style-name="Source_20_Text">#!/bin/bash</text:span>.</text:p>
        </text:list-item>
        <text:list-item>
          <text:p text:style-name="P40"><text:span text:style-name="Strong_20_Emphasis">Make script executable</text:span>:</text:p>
          <text:p text:style-name="P1">bash</text:p>
          <text:p text:style-name="P1"/>
          <text:p text:style-name="P2"><text:span text:style-name="Source_20_Text">chmod +x scriptname.sh</text:span></text:p>
        </text:list-item>
        <text:list-item>
          <text:p text:style-name="P40"><text:span text:style-name="Strong_20_Emphasis">Run the script</text:span>:</text:p>
          <text:p text:style-name="P1">bash</text:p>
          <text:p text:style-name="P1"/>
          <text:p text:style-name="P2"><text:span text:style-name="Source_20_Text">./scriptname.sh</text:span></text:p>
        </text:list-item>
      </text:list>
      <text:p text:style-name="Horizontal_20_Line"/>
      <text:h text:style-name="Heading_20_3" text:outline-level="3"><text:span text:style-name="Strong_20_Emphasis">3. Variables in Bash</text:span></text:h>
      <text:list text:style-name="L3">
        <text:list-item>
          <text:p text:style-name="P42"><text:span text:style-name="Strong_20_Emphasis">Create a variable</text:span>:</text:p>
          <text:p text:style-name="P3">bash</text:p>
          <text:p text:style-name="P3"/>
          <text:p text:style-name="P4"><text:span text:style-name="Source_20_Text">varname=value <text:s text:c="2"/># No spaces</text:span></text:p>
        </text:list-item>
        <text:list-item>
          <text:p text:style-name="P42"><text:span text:style-name="Strong_20_Emphasis">Access a variable</text:span>:</text:p>
          <text:p text:style-name="P3">bash</text:p>
          <text:p text:style-name="P3"/>
          <text:p text:style-name="P4"><text:span text:style-name="Source_20_Text">echo $varname</text:span></text:p>
        </text:list-item>
        <text:list-item>
          <text:p text:style-name="P43"><text:span text:style-name="Strong_20_Emphasis">Types of Variables</text:span>:</text:p>
          <text:list>
            <text:list-item>
              <text:p text:style-name="P43"><text:span text:style-name="Strong_20_Emphasis">Global Variables</text:span>: System-defined, e.g., <text:span text:style-name="Source_20_Text">PATH</text:span>, <text:span text:style-name="Source_20_Text">HOME</text:span>.</text:p>
            </text:list-item>
            <text:list-item>
              <text:p text:style-name="P43"><text:span text:style-name="Strong_20_Emphasis">Local Variables</text:span>: User-defined, limited to a script.</text:p>
            </text:list-item>
            <text:list-item>
              <text:p text:style-name="P43"><text:span text:style-name="Strong_20_Emphasis">Special Variables</text:span>:</text:p>
              <text:list>
                <text:list-item>
                  <text:p text:style-name="P43"><text:span text:style-name="Source_20_Text">$0</text:span>: Script name.</text:p>
                </text:list-item>
                <text:list-item>
                  <text:p text:style-name="P43"><text:span text:style-name="Source_20_Text">$1</text:span>, <text:span text:style-name="Source_20_Text">$2</text:span>…: Positional parameters.</text:p>
                </text:list-item>
                <text:list-item>
                  <text:p text:style-name="P43"><text:span text:style-name="Source_20_Text">$#</text:span>: Number of parameters.</text:p>
                </text:list-item>
                <text:list-item>
                  <text:p text:style-name="P42"><text:span text:style-name="Source_20_Text">$$</text:span>: Process ID of script.</text:p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4. Conditional Statements</text:span></text:h>
      <text:list text:style-name="L4">
        <text:list-item>
          <text:p text:style-name="P44"><text:span text:style-name="Strong_20_Emphasis">if Statement</text:span>:</text:p>
          <text:p text:style-name="P5">bash</text:p>
          <text:p text:style-name="P5"/>
          <text:p text:style-name="P8"><text:span text:style-name="Source_20_Text">if [ condition ]; then</text:span></text:p>
          <text:p text:style-name="P6"><text:span text:style-name="Source_20_Text"><text:s text:c="4"/>commands</text:span></text:p>
          <text:p text:style-name="P7"><text:span text:style-name="Source_20_Text">fi</text:span></text:p>
        </text:list-item>
        <text:list-item>
          <text:p text:style-name="P44"><text:span text:style-name="Strong_20_Emphasis">if-else</text:span>:</text:p>
          <text:p text:style-name="P5">bash</text:p>
          <text:p text:style-name="P5"/>
          <text:p text:style-name="P8"><text:span text:style-name="Source_20_Text">if [ condition ]; then</text:span></text:p>
          <text:p text:style-name="P6"><text:span text:style-name="Source_20_Text"><text:s text:c="4"/>commands</text:span></text:p>
          <text:p text:style-name="P6"><text:span text:style-name="Source_20_Text">else</text:span></text:p>
          <text:p text:style-name="P6"><text:span text:style-name="Source_20_Text"><text:s text:c="4"/>other_commands</text:span></text:p>
          <text:p text:style-name="P7"><text:span text:style-name="Source_20_Text">fi</text:span></text:p>
        </text:list-item>
        <text:list-item>
          <text:p text:style-name="P44"><text:span text:style-name="Strong_20_Emphasis">elif</text:span>:</text:p>
          <text:p text:style-name="P5">bash</text:p>
          <text:p text:style-name="P5"/>
          <text:p text:style-name="P8"><text:span text:style-name="Source_20_Text">if [ condition ]; then</text:span></text:p>
          <text:p text:style-name="P6"><text:span text:style-name="Source_20_Text"><text:s text:c="4"/>commands</text:span></text:p>
          <text:p text:style-name="P6"><text:span text:style-name="Source_20_Text">elif [ other_condition ]; then</text:span></text:p>
          <text:p text:style-name="P6"><text:span text:style-name="Source_20_Text"><text:s text:c="4"/>other_commands</text:span></text:p>
          <text:p text:style-name="P7"><text:span text:style-name="Source_20_Text">fi</text:span></text:p>
        </text:list-item>
        <text:list-item>
          <text:p text:style-name="P44"><text:span text:style-name="Strong_20_Emphasis">Comparison Operators</text:span>:</text:p>
          <text:list>
            <text:list-item>
              <text:p text:style-name="P45"><text:span text:style-name="Strong_20_Emphasis">Integers</text:span>: <text:span text:style-name="Source_20_Text">-eq</text:span>, <text:span text:style-name="Source_20_Text">-ne</text:span>, <text:span text:style-name="Source_20_Text">-lt</text:span>, <text:span text:style-name="Source_20_Text">-le</text:span>, <text:span text:style-name="Source_20_Text">-gt</text:span>, <text:span text:style-name="Source_20_Text">-ge</text:span>.</text:p>
            </text:list-item>
            <text:list-item>
              <text:p text:style-name="P44"><text:span text:style-name="Strong_20_Emphasis">Strings</text:span>: <text:span text:style-name="Source_20_Text">=</text:span>, <text:span text:style-name="Source_20_Text">!=</text:span>, <text:span text:style-name="Source_20_Text">-z</text:span> (is empty), <text:span text:style-name="Source_20_Text">-n</text:span> (is not empty)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Loops</text:span></text:h>
      <text:list text:style-name="L5">
        <text:list-item>
          <text:p text:style-name="P46"><text:span text:style-name="Strong_20_Emphasis">For Loop</text:span>:</text:p>
          <text:p text:style-name="P9">bash</text:p>
          <text:p text:style-name="P9"/>
          <text:p text:style-name="P12"><text:span text:style-name="Source_20_Text">for i in 1 2 3; do</text:span></text:p>
          <text:p text:style-name="P10"><text:span text:style-name="Source_20_Text"><text:s text:c="4"/>echo $i</text:span></text:p>
          <text:p text:style-name="P11"><text:span text:style-name="Source_20_Text">done</text:span></text:p>
        </text:list-item>
        <text:list-item>
          <text:p text:style-name="P46"><text:span text:style-name="Strong_20_Emphasis">While Loop</text:span>:</text:p>
          <text:p text:style-name="P9">bash</text:p>
          <text:p text:style-name="P9"/>
          <text:p text:style-name="P12"><text:span text:style-name="Source_20_Text">i=1</text:span></text:p>
          <text:p text:style-name="P10"><text:span text:style-name="Source_20_Text">while [ $i -le 5 ]; do</text:span></text:p>
          <text:p text:style-name="P10"><text:span text:style-name="Source_20_Text"><text:s text:c="4"/>echo $i</text:span></text:p>
          <text:p text:style-name="P10"><text:span text:style-name="Source_20_Text"><text:s text:c="4"/>i=$((i+1))</text:span></text:p>
          <text:p text:style-name="P11"><text:span text:style-name="Source_20_Text">done</text:span></text:p>
        </text:list-item>
        <text:list-item>
          <text:p text:style-name="P46"><text:span text:style-name="Strong_20_Emphasis">Until Loop</text:span>:</text:p>
          <text:p text:style-name="P9"><text:soft-page-break/>bash</text:p>
          <text:p text:style-name="P9"/>
          <text:p text:style-name="P12"><text:span text:style-name="Source_20_Text">i=1</text:span></text:p>
          <text:p text:style-name="P10"><text:span text:style-name="Source_20_Text">until [ $i -gt 5 ]; do</text:span></text:p>
          <text:p text:style-name="P10"><text:span text:style-name="Source_20_Text"><text:s text:c="4"/>echo $i</text:span></text:p>
          <text:p text:style-name="P10"><text:span text:style-name="Source_20_Text"><text:s text:c="4"/>i=$((i+1))</text:span></text:p>
          <text:p text:style-name="P11"><text:span text:style-name="Source_20_Text">done</text:span></text:p>
        </text:list-item>
      </text:list>
      <text:p text:style-name="Horizontal_20_Line"/>
      <text:h text:style-name="Heading_20_3" text:outline-level="3"><text:span text:style-name="Strong_20_Emphasis">6. Functions</text:span></text:h>
      <text:list text:style-name="L6">
        <text:list-item>
          <text:p text:style-name="P47"><text:span text:style-name="Strong_20_Emphasis">Define a function</text:span>:</text:p>
          <text:p text:style-name="P13">bash</text:p>
          <text:p text:style-name="P13"/>
          <text:p text:style-name="P16"><text:span text:style-name="Source_20_Text">my_function() {</text:span></text:p>
          <text:p text:style-name="P14"><text:span text:style-name="Source_20_Text"><text:s text:c="4"/>echo "This is a function"</text:span></text:p>
          <text:p text:style-name="P14"><text:span text:style-name="Source_20_Text">}</text:span></text:p>
          <text:p text:style-name="P15"><text:span text:style-name="Source_20_Text">my_function</text:span></text:p>
        </text:list-item>
      </text:list>
      <text:p text:style-name="Horizontal_20_Line"/>
      <text:h text:style-name="Heading_20_3" text:outline-level="3"><text:span text:style-name="Strong_20_Emphasis">7. Input/Output Redirection</text:span></text:h>
      <text:list text:style-name="L7">
        <text:list-item>
          <text:p text:style-name="P49"><text:span text:style-name="Strong_20_Emphasis">Redirect Output</text:span>:</text:p>
          <text:list>
            <text:list-item>
              <text:p text:style-name="P49"><text:span text:style-name="Source_20_Text">&gt;</text:span>: Overwrite file.</text:p>
            </text:list-item>
            <text:list-item>
              <text:p text:style-name="P49"><text:span text:style-name="Source_20_Text">&gt;&gt;</text:span>: Append to file.</text:p>
            </text:list-item>
          </text:list>
        </text:list-item>
        <text:list-item>
          <text:p text:style-name="P49"><text:span text:style-name="Strong_20_Emphasis">Redirect Input</text:span>:</text:p>
          <text:list>
            <text:list-item>
              <text:p text:style-name="P49"><text:span text:style-name="Source_20_Text">&lt;</text:span>: Input from file.</text:p>
            </text:list-item>
          </text:list>
        </text:list-item>
        <text:list-item>
          <text:p text:style-name="P48"><text:span text:style-name="Strong_20_Emphasis">Example</text:span>:</text:p>
          <text:p text:style-name="P17">bash</text:p>
          <text:p text:style-name="P17"/>
          <text:p text:style-name="P18"><text:span text:style-name="Source_20_Text">ls &gt; output.txt</text:span></text:p>
        </text:list-item>
      </text:list>
      <text:p text:style-name="Horizontal_20_Line"/>
      <text:h text:style-name="Heading_20_3" text:outline-level="3"><text:span text:style-name="Strong_20_Emphasis">8. Special Topics</text:span></text:h>
      <text:list text:style-name="L8">
        <text:list-item>
          <text:p text:style-name="P51"><text:span text:style-name="Strong_20_Emphasis">Test Conditions</text:span>:</text:p>
          <text:list>
            <text:list-item>
              <text:p text:style-name="P51">File tests: <text:span text:style-name="Source_20_Text">-e</text:span> (exists), <text:span text:style-name="Source_20_Text">-d</text:span> (directory), <text:span text:style-name="Source_20_Text">-f</text:span> (file), <text:span text:style-name="Source_20_Text">-x</text:span> (executable).</text:p>
            </text:list-item>
          </text:list>
        </text:list-item>
        <text:list-item>
          <text:p text:style-name="P51"><text:span text:style-name="Strong_20_Emphasis">Quoting</text:span>:</text:p>
          <text:list>
            <text:list-item>
              <text:p text:style-name="P51"><text:span text:style-name="Strong_20_Emphasis">Double quotes</text:span>: <text:span text:style-name="Source_20_Text">$variables</text:span> are expanded.</text:p>
            </text:list-item>
            <text:list-item>
              <text:p text:style-name="P51"><text:span text:style-name="Strong_20_Emphasis">Single quotes</text:span>: Everything is literal.</text:p>
            </text:list-item>
            <text:list-item>
              <text:p text:style-name="P50"><text:span text:style-name="Strong_20_Emphasis">Backticks</text:span>: Command substitut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Hands-on Examples</text:span></text:h>
      <text:list text:style-name="L9">
        <text:list-item>
          <text:p text:style-name="P52"><text:span text:style-name="Strong_20_Emphasis">Hello World</text:span>:</text:p>
          <text:p text:style-name="P19">bash</text:p>
          <text:p text:style-name="P19"/>
          <text:p text:style-name="P22"><text:span text:style-name="Source_20_Text">echo "Hello World"</text:span></text:p>
        </text:list-item>
        <text:list-item>
          <text:p text:style-name="P52"><text:soft-page-break/><text:span text:style-name="Strong_20_Emphasis">Factorial of a Number</text:span>:</text:p>
          <text:p text:style-name="P19">bash</text:p>
          <text:p text:style-name="P19"/>
          <text:p text:style-name="P23"><text:span text:style-name="Source_20_Text">factorial=1</text:span></text:p>
          <text:p text:style-name="P20"><text:span text:style-name="Source_20_Text">for i in `seq 1 5`; do</text:span></text:p>
          <text:p text:style-name="P20"><text:span text:style-name="Source_20_Text"><text:s text:c="4"/>factorial=$((factorial * i))</text:span></text:p>
          <text:p text:style-name="P20"><text:span text:style-name="Source_20_Text">done</text:span></text:p>
          <text:p text:style-name="P21"><text:span text:style-name="Source_20_Text">echo "Factorial: $factorial"</text:span></text:p>
        </text:list-item>
      </text:list>
      <text:p text:style-name="Horizontal_20_Line"/>
      <text:h text:style-name="Heading_20_1" text:outline-level="1"><text:span text:style-name="Strong_20_Emphasis">Linux Session, Streams, Pipes &amp; Filters</text:span></text:h>
      <text:h text:style-name="Heading_20_3" text:outline-level="3"><text:span text:style-name="Strong_20_Emphasis">1. Linux Sessions and Process Groups</text:span></text:h>
      <text:list text:style-name="L10">
        <text:list-item>
          <text:p text:style-name="P54"><text:span text:style-name="Strong_20_Emphasis">Session</text:span>: A group of process groups controlled by a terminal.</text:p>
        </text:list-item>
        <text:list-item>
          <text:p text:style-name="P54"><text:span text:style-name="Strong_20_Emphasis">Commands</text:span>:</text:p>
          <text:list>
            <text:list-item>
              <text:p text:style-name="P54"><text:span text:style-name="Source_20_Text">ps</text:span>: View processes.</text:p>
            </text:list-item>
            <text:list-item>
              <text:p text:style-name="P53"><text:span text:style-name="Source_20_Text">jobs</text:span>: Show background jobs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Standard I/O Streams</text:span></text:h>
      <text:list text:style-name="L11">
        <text:list-item>
          <text:p text:style-name="P56"><text:span text:style-name="Strong_20_Emphasis">Standard Input (</text:span><text:span text:style-name="Strong_20_Emphasis"><text:span text:style-name="Source_20_Text">stdin</text:span></text:span><text:span text:style-name="Strong_20_Emphasis">)</text:span>: Keyboard, file descriptor <text:span text:style-name="Source_20_Text">0</text:span>.</text:p>
        </text:list-item>
        <text:list-item>
          <text:p text:style-name="P56"><text:span text:style-name="Strong_20_Emphasis">Standard Output (</text:span><text:span text:style-name="Strong_20_Emphasis"><text:span text:style-name="Source_20_Text">stdout</text:span></text:span><text:span text:style-name="Strong_20_Emphasis">)</text:span>: Terminal, file descriptor <text:span text:style-name="Source_20_Text">1</text:span>.</text:p>
        </text:list-item>
        <text:list-item>
          <text:p text:style-name="P55"><text:span text:style-name="Strong_20_Emphasis">Standard Error (</text:span><text:span text:style-name="Strong_20_Emphasis"><text:span text:style-name="Source_20_Text">stderr</text:span></text:span><text:span text:style-name="Strong_20_Emphasis">)</text:span>: Error messages, file descriptor <text:span text:style-name="Source_20_Text">2</text:span>.</text:p>
        </text:list-item>
      </text:list>
      <text:p text:style-name="Horizontal_20_Line"/>
      <text:h text:style-name="Heading_20_3" text:outline-level="3"><text:span text:style-name="Strong_20_Emphasis">3. Redirection</text:span></text:h>
      <text:list text:style-name="L12">
        <text:list-item>
          <text:p text:style-name="P58"><text:span text:style-name="Strong_20_Emphasis">Output Redirection</text:span>:</text:p>
          <text:list>
            <text:list-item>
              <text:p text:style-name="P58"><text:span text:style-name="Source_20_Text">&gt;</text:span>: Redirect output to a file.</text:p>
            </text:list-item>
            <text:list-item>
              <text:p text:style-name="P58"><text:span text:style-name="Source_20_Text">&gt;&gt;</text:span>: Append output to a file.</text:p>
            </text:list-item>
          </text:list>
        </text:list-item>
        <text:list-item>
          <text:p text:style-name="P58"><text:span text:style-name="Strong_20_Emphasis">Input Redirection</text:span>:</text:p>
          <text:list>
            <text:list-item>
              <text:p text:style-name="P57"><text:span text:style-name="Source_20_Text">&lt;</text:span>: Take input from a file.</text:p>
            </text:list-item>
          </text:list>
        </text:list-item>
      </text:list>
      <text:p text:style-name="Text_20_body"><text:span text:style-name="Strong_20_Emphasis">Example</text:span>:</text:p>
      <text:p text:style-name="Preformatted_20_Text">bash</text:p>
      <text:p text:style-name="Preformatted_20_Text"/>
      <text:p text:style-name="P24"><text:span text:style-name="Source_20_Text">ls &gt; file.txt <text:s text:c="4"/># Write output to file</text:span></text:p>
      <text:p text:style-name="P25"><text:span text:style-name="Source_20_Text">sort &lt; file.txt <text:s text:c="2"/># Read input from file</text:span></text:p>
      <text:p text:style-name="Horizontal_20_Line"/>
      <text:h text:style-name="Heading_20_3" text:outline-level="3"><text:span text:style-name="Strong_20_Emphasis">4. Pipes</text:span></text:h>
      <text:list text:style-name="L13">
        <text:list-item>
          <text:p text:style-name="P60"><text:span text:style-name="Strong_20_Emphasis">Pipe (</text:span><text:span text:style-name="Strong_20_Emphasis"><text:span text:style-name="Source_20_Text">|</text:span></text:span><text:span text:style-name="Strong_20_Emphasis">)</text:span>: Connect the output of one command to the input of another.</text:p>
          <text:list>
            <text:list-item>
              <text:p text:style-name="P59">Syntax:</text:p>
              <text:p text:style-name="P26">bash</text:p>
              <text:p text:style-name="P26"><text:soft-page-break/></text:p>
              <text:p text:style-name="P27"><text:span text:style-name="Source_20_Text">command1 | command2</text:span></text:p>
            </text:list-item>
          </text:list>
        </text:list-item>
        <text:list-item>
          <text:p text:style-name="P59"><text:span text:style-name="Strong_20_Emphasis">Example</text:span>:</text:p>
          <text:p text:style-name="P26">bash</text:p>
          <text:p text:style-name="P26"/>
          <text:p text:style-name="P27"><text:span text:style-name="Source_20_Text">cat file.txt | sort | uniq</text:span></text:p>
        </text:list-item>
      </text:list>
      <text:p text:style-name="Horizontal_20_Line"/>
      <text:h text:style-name="Heading_20_3" text:outline-level="3"><text:span text:style-name="Strong_20_Emphasis">5. Filters</text:span></text:h>
      <text:list text:style-name="L14">
        <text:list-item>
          <text:p text:style-name="P61">Filters are commands that process input and provide output.</text:p>
        </text:list-item>
      </text:list>
      <text:list text:style-name="L15">
        <text:list-item>
          <text:p text:style-name="P62"><text:span text:style-name="Strong_20_Emphasis">grep</text:span>: Search for a pattern.</text:p>
          <text:p text:style-name="P28">bash</text:p>
          <text:p text:style-name="P28"/>
          <text:p text:style-name="P29"><text:span text:style-name="Source_20_Text">grep "text" file.txt</text:span></text:p>
        </text:list-item>
        <text:list-item>
          <text:p text:style-name="P62"><text:span text:style-name="Strong_20_Emphasis">uniq</text:span>: Remove duplicates.</text:p>
          <text:p text:style-name="P28">bash</text:p>
          <text:p text:style-name="P28"/>
          <text:p text:style-name="P29"><text:span text:style-name="Source_20_Text">uniq file.txt</text:span></text:p>
        </text:list-item>
        <text:list-item>
          <text:p text:style-name="P62"><text:span text:style-name="Strong_20_Emphasis">sort</text:span>: Sort input.</text:p>
          <text:p text:style-name="P28">bash</text:p>
          <text:p text:style-name="P28"/>
          <text:p text:style-name="P29"><text:span text:style-name="Source_20_Text">sort file.txt</text:span></text:p>
        </text:list-item>
        <text:list-item>
          <text:p text:style-name="P62"><text:span text:style-name="Strong_20_Emphasis">wc</text:span>: Count words, lines, or characters.</text:p>
          <text:p text:style-name="P28">bash</text:p>
          <text:p text:style-name="P28"/>
          <text:p text:style-name="P29"><text:span text:style-name="Source_20_Text">wc -l file.txt <text:s text:c="2"/># Count lines</text:span></text:p>
        </text:list-item>
        <text:list-item>
          <text:p text:style-name="P62"><text:span text:style-name="Strong_20_Emphasis">tr</text:span>: Translate characters.</text:p>
          <text:p text:style-name="P28">bash</text:p>
          <text:p text:style-name="P28"/>
          <text:p text:style-name="P29"><text:span text:style-name="Source_20_Text">tr 'a-z' 'A-Z' &lt; file.txt</text:span></text:p>
        </text:list-item>
      </text:list>
      <text:p text:style-name="Horizontal_20_Line"/>
      <text:h text:style-name="Heading_20_3" text:outline-level="3"><text:span text:style-name="Strong_20_Emphasis">6. Combining Commands</text:span></text:h>
      <text:list text:style-name="L16">
        <text:list-item>
          <text:p text:style-name="P63">Use pipelines to combine filters:</text:p>
          <text:p text:style-name="P30">bash</text:p>
          <text:p text:style-name="P30"/>
          <text:p text:style-name="P31"><text:span text:style-name="Source_20_Text">grep "error" logfile.txt | sort | uniq -c | sort -nr</text:span></text:p>
        </text:list-item>
      </text:list>
      <text:p text:style-name="Horizontal_20_Line"/>
      <text:h text:style-name="Heading_20_3" text:outline-level="3"><text:span text:style-name="Strong_20_Emphasis">7. Here Document (&lt;&lt;)</text:span></text:h>
      <text:list text:style-name="L17">
        <text:list-item>
          <text:p text:style-name="P64">Used to redirect multiple lines of input.</text:p>
          <text:p text:style-name="P32"><text:soft-page-break/>bash</text:p>
          <text:p text:style-name="P32"/>
          <text:p text:style-name="P35"><text:span text:style-name="Source_20_Text">cat &lt;&lt; EOF</text:span></text:p>
          <text:p text:style-name="P33"><text:span text:style-name="Source_20_Text">Line 1</text:span></text:p>
          <text:p text:style-name="P33"><text:span text:style-name="Source_20_Text">Line 2</text:span></text:p>
          <text:p text:style-name="P34"><text:span text:style-name="Source_20_Text">EOF</text:span></text:p>
        </text:list-item>
      </text:list>
      <text:p text:style-name="Horizontal_20_Line"/>
      <text:h text:style-name="Heading_20_3" text:outline-level="3"><text:span text:style-name="Strong_20_Emphasis">8. Special Topics</text:span></text:h>
      <text:list text:style-name="L18">
        <text:list-item>
          <text:p text:style-name="P66"><text:span text:style-name="Strong_20_Emphasis">Compression</text:span>:</text:p>
          <text:list>
            <text:list-item>
              <text:p text:style-name="P66"><text:span text:style-name="Source_20_Text">gzip</text:span>: Compress files.</text:p>
            </text:list-item>
          </text:list>
        </text:list-item>
        <text:list-item>
          <text:p text:style-name="P65"><text:span text:style-name="Strong_20_Emphasis">Email</text:span>:</text:p>
          <text:p text:style-name="P36">bash</text:p>
          <text:p text:style-name="P36"/>
          <text:p text:style-name="P37"><text:span text:style-name="Source_20_Text">cat file.txt | mail -s "Subject" user@example.com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1:54:58.400663332</meta:creation-date>
    <dc:date>2024-12-18T01:56:42.186636086</dc:date>
    <meta:editing-duration>PT1M44S</meta:editing-duration>
    <meta:editing-cycles>1</meta:editing-cycles>
    <meta:document-statistic meta:table-count="0" meta:image-count="0" meta:object-count="0" meta:page-count="6" meta:paragraph-count="183" meta:word-count="676" meta:character-count="3469" meta:non-whitespace-character-count="3028"/>
    <meta:generator>LibreOffice/24.2.5.2$Linux_X86_64 LibreOffice_project/420$Build-2</meta:generator>
  </office:meta>
</office:document-meta>
</file>